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</office:automatic-styles>
  <office:body>
    <office:text>
      <text:p text:style-name="P1"><text:a xlink:href="http://www.ibm.com/developerworks/cn/linux/l-robotools/"><text:span text:style-name="T2">www.ibm.com/developerworks/cn/linux/l-robotools/</text:span></text:a><text:span text:style-name="T3"/></text:p>
      <text:p text:style-name="P2"><text:span text:style-name="T4">Simbad 机器人仿真器</text:span></text:p>
      <text:p text:style-name="P3"><text:span text:style-name="T4">pt-log-player使用</text:span><text:a xlink:href="http://blog.sina.com.cn/s/blog_53fab15a0102vrws.html"><text:span text:style-name="T5">http://blog.sina.com.cn/s/blog_53fab15a0102vrws.html</text:span></text:a><text:span text:style-name="T6"/></text:p>
      <text:p text:style-name="P4"><text:span text:style-name="T7">知名学者联合发表重要论文“The RoboCup synthetic agent challenge 97”</text:span></text:p>
      <text:p text:style-name="P4"><text:span text:style-name="T7">学习是智能系统的重要方面,在 RoboCup 学习挑战中,任务是为一组智能体创建一种学习和训练的方法。这个领域的学习可以分为以下几类: </text:span></text:p>
      <text:p text:style-name="P4"><text:span text:style-name="T7">z 单个智能体的离线技术学习(如拦截球、踢球) </text:span></text:p>
      <text:p text:style-name="P4"><text:span text:style-name="T7">z 智能体团队的离线合作学习(如传接球) </text:span></text:p>
      <text:p text:style-name="P4"><text:span text:style-name="T7">z 在线技术和合作学习(如适应性跑位) </text:span></text:p>
      <text:p text:style-name="P4"><text:span text:style-name="T7">z 在线对抗学习(如对预测的对手行为采取相应对策)</text:span></text:p>
      <text:p text:style-name="P4"><text:span text:style-name="T7">团队合作挑战中基本的体系结构问题就是要建立这样一种体系结构,它可以支持团队行 为的规划以及更重要的团队规划的执行。这种规划和规划执行可以通过一个两层的体系结构 来完成,但是整个系统必须能够实时运作。在 RoboCup 仿真比赛中,传感数据每隔 75-300 毫秒到达,每 100 毫秒可以发送一条动作命令。环境以毫秒量级改变,所以规划、重规划和规划执行必须是实时完成的。</text:span></text:p>
      <text:p text:style-name="P4"><text:span text:style-name="T8"/></text:p>
      <text:p text:style-name="P5"><draw:frame text:anchor-type="as-char" svg:width="152.40mm" svg:height="9.00mm" style:rel-width="scale" style:rel-height="scale"><draw:object-ole xlink:href="OleObj1"/><draw:image xlink:href="ObjectReplacements/OleObj1"/></draw:frame><text:span text:style-name="T8"/></text:p>
      <text:p text:style-name="P5"><draw:frame text:anchor-type="as-char" svg:width="152.40mm" svg:height="78.58mm" style:rel-width="scale" style:rel-height="scale"><draw:object-ole xlink:href="OleObj2"/><draw:image xlink:href="ObjectReplacements/OleObj2"/></draw:frame><text:span text:style-name="T8"/></text:p>
      <text:p text:style-name="P5"><draw:frame text:anchor-type="as-char" svg:width="152.40mm" svg:height="21.43mm" style:rel-width="scale" style:rel-height="scale"><draw:object-ole xlink:href="OleObj3"/><draw:image xlink:href="ObjectReplacements/OleObj3"/></draw:frame><text:span text:style-name="T8"/></text:p>
      <text:p text:style-name="P5"><text:span text:style-name="T8"/></text:p>
      <text:p text:style-name="P6"><draw:frame text:anchor-type="as-char" svg:width="152.40mm" svg:height="94.46mm" style:rel-width="scale" style:rel-height="scale"><draw:object-ole xlink:href="OleObj4"/><draw:image xlink:href="ObjectReplacements/OleObj4"/></draw:frame><text:span text:style-name="T8"/></text:p>
      <text:p text:style-name="P6"><text:span text:style-name="T8"/></text:p>
      <text:p text:style-name="P7"><draw:frame text:anchor-type="as-char" svg:width="152.40mm" svg:height="46.04mm" style:rel-width="scale" style:rel-height="scale"><draw:object-ole xlink:href="OleObj5"/><draw:image xlink:href="ObjectReplacements/OleObj5"/></draw:frame><text:span text:style-name="T8"/></text:p>
      <text:p text:style-name="P7"><text:span text:style-name="T8"/></text:p>
      <text:p text:style-name="P7"><draw:frame text:anchor-type="as-char" svg:width="152.40mm" svg:height="55.30mm" style:rel-width="scale" style:rel-height="scale"><draw:object-ole xlink:href="OleObj6"/><draw:image xlink:href="ObjectReplacements/OleObj6"/></draw:frame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8"><text:span text:style-name="T9">z 在线追踪 </text:span></text:p>
      <text:p text:style-name="P8"><text:span text:style-name="T10">通过观察对手动作对单个对手的目标和意图进行实时、动态的追踪。队员可以使用这种 </text:span></text:p>
      <text:p text:style-name="P8"><text:span text:style-name="T10">追踪来预测对手的行为并作出适当的反应。这种在线追踪还可以用于防止受骗。在线追踪可以为在线规划器或在线学习算法提供输入数据。</text:span></text:p>
      <text:p text:style-name="P9"><draw:frame text:anchor-type="as-char" svg:width="152.40mm" svg:height="106.10mm" style:rel-width="scale" style:rel-height="scale"><draw:object-ole xlink:href="OleObj7"/><draw:image xlink:href="ObjectReplacements/OleObj7"/></draw:frame><text:span text:style-name="T11"/></text:p>
      <text:p text:style-name="P9"><draw:frame text:anchor-type="as-char" svg:width="152.40mm" svg:height="42.07mm" style:rel-width="scale" style:rel-height="scale"><draw:object-ole xlink:href="OleObj8"/><draw:image xlink:href="ObjectReplacements/OleObj8"/></draw:frame><text:span text:style-name="T11"/></text:p>
      <text:p text:style-name="P9"><text:span text:style-name="T11"/></text:p>
      <text:p text:style-name="P10"><text:span text:style-name="T12">比赛平台搭建</text:span></text:p>
      <text:p text:style-name="P11"><text:span text:style-name="T13">下载足球开发平台 到<text:s/></text:span><text:a xlink:href="http://ai.ustc.edu.cn/en/robocup/2D/data.php"><text:span text:style-name="T14">http://ai.ustc.edu.cn/en/robocup/2D/data.php</text:span></text:a><text:span text:style-name="T15"><text:s/>下 载 rcssserver-14.0.3.tar.gz rcsslogplayer-14.0.1.tar.gz rcssmonitor-14.1.0.tar.gz 特别注意 rcssserver 要用 14 版的，不是 13.2.2 移动到主文件下，解压<text:s text:c="2"/></text:span></text:p>
      <text:p text:style-name="P11"><text:span text:style-name="T15">. 安装 Server 进入 Server 所在目录，然后执行命令 cd ~/rcssserver-14.0.3 ./configure make sudo make install </text:span></text:p>
      <text:p text:style-name="P11"><text:span text:style-name="T15"><text:s/>安装 logplayer 进入 logplayer 所在目录，然后执行命令 cd~/rcsslogplayer-14.0.1/ ./configure --disable-gl make sudo make install<text:s text:c="2"/></text:span></text:p>
      <text:p text:style-name="P11"><text:span text:style-name="T15"><text:s/>安装 monitor 进入 monitor 所在目录，然后执行命令 cd ~/rcssmonitor-14.1.0/ ./configure --disable-gl make sudo make install.</text:span></text:p>
      <text:p text:style-name="P11"><text:span text:style-name="T15"><text:s/>大功告成 最后使用一个命令 sudo ldconfig 至此完毕 启动足球 server 在终端中的任意目录下键入命令： rcssserver # 启动 server rcsslogplayer # 启动看比赛的东西 </text:span></text:p>
      <text:p text:style-name="P11"><text:span text:style-name="T15">eclipse 使用 Eclipse 开发环境 编译，运行，调试…… 查看类的组成，查看函数变量调用情况等等…… 导入球队底层……</text:span></text:p>
      <text:p text:style-name="P12"><text:span text:style-name="T16">UT2011阅读笔记</text:span><text:span text:style-name="T17"/></text:p>
      <text:p text:style-name="P13"><draw:frame text:anchor-type="as-char" svg:width="152.40mm" svg:height="16.67mm" style:rel-width="scale" style:rel-height="scale"><draw:object-ole xlink:href="OleObj9"/><draw:image xlink:href="ObjectReplacements/OleObj9"/></draw:frame><text:span text:style-name="T17"/></text:p>
      <text:p text:style-name="P13"><text:span text:style-name="T17"/></text:p>
      <text:p text:style-name="P13"><text:span text:style-name="T17"/></text:p>
      <text:p text:style-name="P13"><text:span text:style-name="T18"/></text:p>
      <text:p text:style-name="P13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